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9/2021</text:span></text:p>
      <text:p text:style-name="P9"/>
      <text:p text:style-name="P10">RECIBI CONFORME</text:p>
      <text:p text:style-name="P9"/>
      <text:p text:style-name="P11">CLIENTE: ALIMENTOS BALANCEADOS EL AMIGO GRANJERO S.A.C.</text:p>
      <text:p text:style-name="P12">CANT. TOTAL DE CAJAS: 9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RAYMUNDO BACA, JANETH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3:12:2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